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91d" officeooo:paragraph-rsid="000bc91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bc91d" officeooo:paragraph-rsid="000bc91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paragraph-rsid="000bc91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d3a44" officeooo:paragraph-rsid="000d3a44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officeooo:paragraph-rsid="000bc91d"/>
    </style:style>
    <style:style style:name="P7" style:family="paragraph" style:parent-style-name="Standard">
      <style:text-properties fo:font-size="14pt" style:text-underline-style="none" fo:font-weight="normal" officeooo:rsid="000bc91d" officeooo:paragraph-rsid="000bc91d" style:font-size-asian="12.25pt" style:font-weight-asian="normal" style:font-size-complex="14pt" style:font-weight-complex="normal"/>
    </style:style>
    <style:style style:name="P8" style:family="paragraph" style:parent-style-name="Standard">
      <style:text-properties officeooo:rsid="000d3a44" officeooo:paragraph-rsid="000d3a44"/>
    </style:style>
    <style:style style:name="T1" style:family="text">
      <style:text-properties officeooo:rsid="000bc91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officeooo:rsid="000d3a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stract:</text:p>
      <text:p text:style-name="P2"><text:span text:style-name="T3"><text:s text:c="20"/>Age Detection is an automated age detection algorith which detects age in this context child,young,middle_aged or old. This takes image as an input and gives an image as an output with a rectangle around the face in the image (face detection) along with a label describing the age category the person belongs to.</text:span></text:p>
      <text:p text:style-name="P2"><text:span text:style-name="T3"/></text:p>
      <text:p text:style-name="P2">Dataset :</text:p>
      <text:p text:style-name="P2"><text:a xlink:type="simple" xlink:href="https://www.kaggle.com/nipunarora8/age-gender-and-ethnicity-face-data-csv" text:style-name="Internet_20_link" text:visited-style-name="Visited_20_Internet_20_Link">https://www.kaggle.com/nipunarora8/age-gender-and-ethnicity-face-data-csv</text:a></text:p>
      <text:p text:style-name="P2"/>
      <text:p text:style-name="P2"/>
      <text:p text:style-name="P2">Model Used:</text:p>
      <text:p text:style-name="P7"><text:s text:c="19"/>For Age Detection VGG16 model is used <text:span text:style-name="T4">and for face extraction and face detection MTCNN is used.</text:span></text:p>
      <text:p text:style-name="P1"/>
      <text:p text:style-name="P1"/>
      <text:p text:style-name="P1"/>
      <text:p text:style-name="P5"/>
      <text:p text:style-name="P2">Layers in Model:</text:p>
      <text:p text:style-name="Standard"/>
      <text:p text:style-name="Standard">Model: "model"</text:p>
      <text:p text:style-name="Standard">_________________________________________________________________</text:p>
      <text:p text:style-name="Standard">Layer (type) <text:s text:c="16"/>Output Shape <text:s text:c="13"/>Param # <text:s text:c="2"/></text:p>
      <text:p text:style-name="Standard">=================================================================</text:p>
      <text:p text:style-name="Standard">input_1 (InputLayer) <text:s text:c="8"/>[(None, 48, 48, 3)] <text:s text:c="6"/>0 <text:s text:c="8"/></text:p>
      <text:p text:style-name="Standard">_________________________________________________________________</text:p>
      <text:p text:style-name="Standard">block1_conv1 (Conv2D) <text:s text:c="7"/>(None, 48, 48, 64) <text:s text:c="7"/>1792 <text:s text:c="5"/></text:p>
      <text:p text:style-name="Standard">_________________________________________________________________</text:p>
      <text:p text:style-name="Standard">block1_conv2 (Conv2D) <text:s text:c="7"/>(None, 48, 48, 64) <text:s text:c="7"/>36928 <text:s text:c="4"/></text:p>
      <text:p text:style-name="Standard">_________________________________________________________________</text:p>
      <text:p text:style-name="Standard">block1_pool (MaxPooling2D) <text:s text:c="2"/>(None, 24, 24, 64) <text:s text:c="7"/>0 <text:s text:c="8"/></text:p>
      <text:p text:style-name="Standard">_________________________________________________________________</text:p>
      <text:p text:style-name="Standard">block2_conv1 (Conv2D) <text:s text:c="7"/>(None, 24, 24, 128) <text:s text:c="6"/>73856 <text:s text:c="4"/></text:p>
      <text:p text:style-name="Standard">_________________________________________________________________</text:p>
      <text:p text:style-name="Standard">block2_conv2 (Conv2D) <text:s text:c="7"/>(None, 24, 24, 128) <text:s text:c="6"/>147584 <text:s text:c="3"/></text:p>
      <text:p text:style-name="Standard">_________________________________________________________________</text:p>
      <text:p text:style-name="Standard">block2_pool (MaxPooling2D) <text:s text:c="2"/>(None, 12, 12, 128) <text:s text:c="6"/>0 <text:s text:c="8"/></text:p>
      <text:p text:style-name="Standard">_________________________________________________________________</text:p>
      <text:p text:style-name="Standard">block3_conv1 (Conv2D) <text:s text:c="7"/>(None, 12, 12, 256) <text:s text:c="6"/>295168 <text:s text:c="3"/></text:p>
      <text:p text:style-name="Standard">_________________________________________________________________</text:p>
      <text:p text:style-name="Standard">block3_conv2 (Conv2D) <text:s text:c="7"/>(None, 12, 12, 256) <text:s text:c="6"/>590080 <text:s text:c="3"/></text:p>
      <text:p text:style-name="Standard">_________________________________________________________________</text:p>
      <text:p text:style-name="Standard">block3_conv3 (Conv2D) <text:s text:c="7"/>(None, 12, 12, 256) <text:s text:c="6"/>590080 <text:s text:c="3"/></text:p>
      <text:p text:style-name="Standard">_________________________________________________________________</text:p>
      <text:p text:style-name="Standard">block3_pool (MaxPooling2D) <text:s text:c="2"/>(None, 6, 6, 256) <text:s text:c="8"/>0 <text:s text:c="8"/></text:p>
      <text:p text:style-name="Standard">_________________________________________________________________</text:p>
      <text:p text:style-name="Standard"><text:soft-page-break/>block4_conv1 (Conv2D) <text:s text:c="7"/>(None, 6, 6, 512) <text:s text:c="8"/>1180160 <text:s text:c="2"/></text:p>
      <text:p text:style-name="Standard">_________________________________________________________________</text:p>
      <text:p text:style-name="Standard">block4_conv2 (Conv2D) <text:s text:c="7"/>(None, 6, 6, 512) <text:s text:c="8"/>2359808 <text:s text:c="2"/></text:p>
      <text:p text:style-name="Standard">_________________________________________________________________</text:p>
      <text:p text:style-name="Standard">block4_conv3 (Conv2D) <text:s text:c="7"/>(None, 6, 6, 512) <text:s text:c="8"/>2359808 <text:s text:c="2"/></text:p>
      <text:p text:style-name="Standard">_________________________________________________________________</text:p>
      <text:p text:style-name="Standard">block4_pool (MaxPooling2D) <text:s text:c="2"/>(None, 3, 3, 512) <text:s text:c="8"/>0 <text:s text:c="8"/></text:p>
      <text:p text:style-name="Standard">_________________________________________________________________</text:p>
      <text:p text:style-name="Standard">block5_conv1 (Conv2D) <text:s text:c="7"/>(None, 3, 3, 512) <text:s text:c="8"/>2359808 <text:s text:c="2"/></text:p>
      <text:p text:style-name="Standard">_________________________________________________________________</text:p>
      <text:p text:style-name="Standard">block5_conv2 (Conv2D) <text:s text:c="7"/>(None, 3, 3, 512) <text:s text:c="8"/>2359808 <text:s text:c="2"/></text:p>
      <text:p text:style-name="Standard">_________________________________________________________________</text:p>
      <text:p text:style-name="Standard">block5_conv3 (Conv2D) <text:s text:c="7"/>(None, 3, 3, 512) <text:s text:c="8"/>2359808 <text:s text:c="2"/></text:p>
      <text:p text:style-name="Standard">_________________________________________________________________</text:p>
      <text:p text:style-name="Standard">block5_pool (MaxPooling2D) <text:s text:c="2"/>(None, 1, 1, 512) <text:s text:c="8"/>0 <text:s text:c="8"/></text:p>
      <text:p text:style-name="Standard">_________________________________________________________________</text:p>
      <text:p text:style-name="Standard">global_average_pooling2d (Gl (None, 512) <text:s text:c="14"/>0 <text:s text:c="8"/></text:p>
      <text:p text:style-name="Standard">_________________________________________________________________</text:p>
      <text:p text:style-name="Standard">dense (Dense) <text:s text:c="15"/>(None, 64) <text:s text:c="15"/>32832 <text:s text:c="4"/></text:p>
      <text:p text:style-name="Standard">_________________________________________________________________</text:p>
      <text:p text:style-name="Standard">dropout (Dropout) <text:s text:c="11"/>(None, 64) <text:s text:c="15"/>0 <text:s text:c="8"/></text:p>
      <text:p text:style-name="Standard">_________________________________________________________________</text:p>
      <text:p text:style-name="Standard">dense_1 (Dense) <text:s text:c="13"/>(None, 4) <text:s text:c="16"/>260 <text:s text:c="6"/></text:p>
      <text:p text:style-name="Standard">=================================================================</text:p>
      <text:p text:style-name="Standard">Total params: 14,747,780</text:p>
      <text:p text:style-name="Standard">Trainable params: 33,092</text:p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P2">Final Model Loss:</text:p>
      <text:p text:style-name="P1"/>
      <text:p text:style-name="P6">1.1477551191976065</text:p>
      <text:p text:style-name="P6"/>
      <text:p text:style-name="P6"/>
      <text:p text:style-name="P4">Accuracy Score:</text:p>
      <text:p text:style-name="P3"/>
      <text:p text:style-name="P6"><text:s/>57.5406%</text:p>
      <text:p text:style-name="P6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8T01:58:52.135046267</meta:creation-date>
    <dc:date>2020-10-08T02:11:41.088579367</dc:date>
    <meta:editing-duration>PT2M38S</meta:editing-duration>
    <meta:editing-cycles>1</meta:editing-cycles>
    <meta:document-statistic meta:table-count="0" meta:image-count="0" meta:object-count="0" meta:page-count="2" meta:paragraph-count="63" meta:word-count="278" meta:character-count="3870" meta:non-whitespace-character-count="3106"/>
    <meta:generator>LibreOffice/6.3.5.2$Linux_X86_64 LibreOffice_project/30$Build-2</meta:generator>
  </office:meta>
</office:document-meta>
</file>